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0.979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6] &lt;&gt; 0; [.$B26] * [.$C26] * [.$D26] / [.$E26]; 0)" office:value-type="float" office:value="1.5" calcext:value-type="float">
            <text:p>1,5</text:p>
          </table:table-cell>
          <table:table-cell table:formula="of:=[.E26] / [.C26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3.0075187969925" calcext:value-type="float">
            <text:p>13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5] &lt;&gt; 0; [.$B45] * [.$C45] * [.$D45] / [.$E45]; 0)" office:value-type="float" office:value="2.028" calcext:value-type="float">
            <text:p>2,03</text:p>
          </table:table-cell>
          <table:table-cell table:formula="of:=[.E45] / [.C45]" office:value-type="float" office:value="1.92307692307692" calcext:value-type="float">
            <text:p>1,92307692307692</text:p>
          </table:table-cell>
          <table:table-cell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6] &lt;&gt; 0; [.$B46] * [.$C46] * [.$D46] / [.$E46]; 0)" office:value-type="float" office:value="2.3" calcext:value-type="float">
            <text:p>2,3</text:p>
          </table:table-cell>
          <table:table-cell table:formula="of:=[.E46] / [.C4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7] &lt;&gt; 0; [.$B47] * [.$C47] * [.$D47] / [.$E47]; 0)" office:value-type="float" office:value="2.83333333333333" calcext:value-type="float">
            <text:p>2,83</text:p>
          </table:table-cell>
          <table:table-cell table:formula="of:=[.E47] / [.C47]" office:value-type="float" office:value="2.47058823529412" calcext:value-type="float">
            <text:p>2,4705882352941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8] &lt;&gt; 0; [.$B48] * [.$C48] * [.$D48] / [.$E48]; 0)" office:value-type="float" office:value="3.42857142857143" calcext:value-type="float">
            <text:p>3,43</text:p>
          </table:table-cell>
          <table:table-cell table:formula="of:=[.E48] / [.C48]" office:value-type="float" office:value="2.91666666666667" calcext:value-type="float">
            <text:p>2,91666666666667</text:p>
          </table:table-cell>
          <table:table-cell table:formula="of:=SUM([.H45:.H48])" office:value-type="float" office:value="9.31033182503771" calcext:value-type="float">
            <text:p>9,310331825037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50] &lt;&gt; 0; [.$B50] * [.$C50] * [.$D50] / [.$E50]; 0)" office:value-type="float" office:value="1.8" calcext:value-type="float">
            <text:p>1,8</text:p>
          </table:table-cell>
          <table:table-cell table:formula="of:=[.E50] / [.C5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9" calcext:value-type="float">
            <text:p>9</text:p>
          </table:table-cell>
          <table:table-cell table:formula="of:=[.E52] / [.C5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10.5" calcext:value-type="float">
            <text:p>10,5</text:p>
          </table:table-cell>
          <table:table-cell table:formula="of:=[.E53] / [.C53]" office:value-type="float" office:value="1.14285714285714" calcext:value-type="float">
            <text:p>1,1428571428571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12" calcext:value-type="float">
            <text:p>12</text:p>
          </table:table-cell>
          <table:table-cell table:formula="of:=[.E54] / [.C54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16.3333333333333" calcext:value-type="float">
            <text:p>16,33</text:p>
          </table:table-cell>
          <table:table-cell table:formula="of:=[.E55] / [.C55]" office:value-type="float" office:value="1.28571428571429" calcext:value-type="float">
            <text:p>1,2857142857142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0" calcext:value-type="float">
            <text:p>20</text:p>
          </table:table-cell>
          <table:table-cell table:formula="of:=[.E56] / [.C56]" office:value-type="float" office:value="0.5" calcext:value-type="float">
            <text:p>0,5</text:p>
          </table:table-cell>
          <table:table-cell table:formula="of:=SUM([.H52:.H56])" office:value-type="float" office:value="4.5952380952381" calcext:value-type="float">
            <text:p>4,59523809523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58] &lt;&gt; 0; [.$B58] * [.$C58] * [.$D58] / [.$E58]; 0)" office:value-type="float" office:value="9" calcext:value-type="float">
            <text:p>9</text:p>
          </table:table-cell>
          <table:table-cell table:formula="of:=[.E58] / [.C58]" office:value-type="float" office:value="1.66666666666667" calcext:value-type="float">
            <text:p>1,6666666666666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10.5" calcext:value-type="float">
            <text:p>10,5</text:p>
          </table:table-cell>
          <table:table-cell table:formula="of:=[.E59] / [.C59]" office:value-type="float" office:value="1.33333333333333" calcext:value-type="float">
            <text:p>1,3333333333333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14" calcext:value-type="float">
            <text:p>14</text:p>
          </table:table-cell>
          <table:table-cell table:formula="of:=[.E60] / [.C60]" office:value-type="float" office:value="0.857142857142857" calcext:value-type="float">
            <text:p>0,857142857142857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17.1" calcext:value-type="float">
            <text:p>17,1</text:p>
          </table:table-cell>
          <table:table-cell table:formula="of:=[.E61] / [.C61]" office:value-type="float" office:value="0.526315789473684" calcext:value-type="float">
            <text:p>0,52631578947368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62] &lt;&gt; 0; [.$B62] * [.$C62] * [.$D62] / [.$E62]; 0)" office:value-type="float" office:value="20" calcext:value-type="float">
            <text:p>20</text:p>
          </table:table-cell>
          <table:table-cell table:formula="of:=[.E62] / [.C62]" office:value-type="float" office:value="0.5" calcext:value-type="float">
            <text:p>0,5</text:p>
          </table:table-cell>
          <table:table-cell table:formula="of:=SUM([.H58:.H62])" office:value-type="float" office:value="4.88345864661654" calcext:value-type="float">
            <text:p>4,883458646616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9" calcext:value-type="float">
            <text:p>9</text:p>
          </table:table-cell>
          <table:table-cell table:formula="of:=[.E64] / [.C6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12" calcext:value-type="float">
            <text:p>12</text:p>
          </table:table-cell>
          <table:table-cell table:formula="of:=[.E65] / [.C65]" office:value-type="float" office:value="0.75" calcext:value-type="float">
            <text:p>0,75</text:p>
          </table:table-cell>
          <table:table-cell/>
        </table:table-row>
        <table:table-row table:style-name="ro1">
          <table:table-cell/>
          <table:table-cell table:number-columns-repeated="2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13.3636363636364" calcext:value-type="float">
            <text:p>13,36</text:p>
          </table:table-cell>
          <table:table-cell table:formula="of:=[.E66] / [.C66]" office:value-type="float" office:value="0.785714285714286" calcext:value-type="float">
            <text:p>0,78571428571428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67] &lt;&gt; 0; [.$B67] * [.$C67] * [.$D67] / [.$E67]; 0)" office:value-type="float" office:value="14.4" calcext:value-type="float">
            <text:p>14,4</text:p>
          </table:table-cell>
          <table:table-cell table:formula="of:=[.E67] / [.C67]" office:value-type="float" office:value="0.833333333333333" calcext:value-type="float">
            <text:p>0,833333333333333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16.5" calcext:value-type="float">
            <text:p>16,5</text:p>
          </table:table-cell>
          <table:table-cell table:formula="of:=[.E68] / [.C68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69] &lt;&gt; 0; [.$B69] * [.$C69] * [.$D69] / [.$E69]; 0)" office:value-type="float" office:value="20" calcext:value-type="float">
            <text:p>20</text:p>
          </table:table-cell>
          <table:table-cell table:formula="of:=[.E69] / [.C69]" office:value-type="float" office:value="0.5" calcext:value-type="float">
            <text:p>0,5</text:p>
          </table:table-cell>
          <table:table-cell table:formula="of:=SUM([.H64:.H69])" office:value-type="float" office:value="4.86904761904762" calcext:value-type="float">
            <text:p>4,86904761904762</text:p>
          </table:table-cell>
        </table:table-row>
        <table:table-row table:style-name="ro1">
          <table:table-cell table:number-columns-repeated="6"/>
          <table:table-cell table:formula="of:= IF([.$E70] &lt;&gt; 0; [.$B70] * [.$C70] * [.$D70] / [.$E70]; 0)" office:value-type="float" office:value="0" calcext:value-type="float">
            <text:p>0</text:p>
          </table:table-cell>
          <table:table-cell table:formula="of:=[.E70] / [.C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1] &lt;&gt; 0; [.$B71] * [.$C71] * [.$D71] / [.$E71]; 0)" office:value-type="float" office:value="0" calcext:value-type="float">
            <text:p>0</text:p>
          </table:table-cell>
          <table:table-cell table:formula="of:=[.E71] / [.C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2] &lt;&gt; 0; [.$B72] * [.$C72] * [.$D72] / [.$E72]; 0)" office:value-type="float" office:value="0" calcext:value-type="float">
            <text:p>0</text:p>
          </table:table-cell>
          <table:table-cell table:formula="of:=[.E72] / [.C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3] &lt;&gt; 0; [.$B73] * [.$C73] * [.$D73] / [.$E73]; 0)" office:value-type="float" office:value="0" calcext:value-type="float">
            <text:p>0</text:p>
          </table:table-cell>
          <table:table-cell table:formula="of:=[.E73] / [.C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4] &lt;&gt; 0; [.$B74] * [.$C74] * [.$D74] / [.$E74]; 0)" office:value-type="float" office:value="0" calcext:value-type="float">
            <text:p>0</text:p>
          </table:table-cell>
          <table:table-cell table:formula="of:=[.E74] / [.C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5] &lt;&gt; 0; [.$B75] * [.$C75] * [.$D75] / [.$E75]; 0)" office:value-type="float" office:value="0" calcext:value-type="float">
            <text:p>0</text:p>
          </table:table-cell>
          <table:table-cell table:formula="of:=[.E75] / [.C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6] &lt;&gt; 0; [.$B76] * [.$C76] * [.$D76] / [.$E76]; 0)" office:value-type="float" office:value="0" calcext:value-type="float">
            <text:p>0</text:p>
          </table:table-cell>
          <table:table-cell table:formula="of:=[.E76] / [.C76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1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11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.00.0000</text:date>, <text:time style:data-style-name="N2" text:time-value="00:41:27.4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3-14T00:51:19.802000000</dc:date>
    <meta:editing-duration>P4DT13H24M</meta:editing-duration>
    <meta:editing-cycles>26</meta:editing-cycles>
    <meta:generator>LibreOffice/7.0.4.2$Windows_X86_64 LibreOffice_project/dcf040e67528d9187c66b2379df5ea4407429775</meta:generator>
    <meta:document-statistic meta:table-count="4" meta:cell-count="1146" meta:object-count="0"/>
  </office:meta>
</office:document-meta>
</file>